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349000032DBA772D997.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 style:family="table" style:master-page-name="">
      <style:table-properties style:width="16.999cm" style:page-number="0" fo:break-before="auto" fo:break-after="auto" table:align="margins" fo:background-color="transparent" fo:keep-with-next="auto" style:may-break-between-rows="true" style:writing-mode="page">
        <style:background-image/>
      </style:table-properties>
    </style:style>
    <style:style style:name="Tabella1.A" style:family="table-column">
      <style:table-column-properties style:column-width="8.498cm" style:rel-column-width="32767*"/>
    </style:style>
    <style:style style:name="Tabella1.B" style:family="table-column">
      <style:table-column-properties style:column-width="8.5cm" style:rel-column-width="32768*"/>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ella1.3" style:family="table-row">
      <style:table-row-properties fo:background-color="transparent" style:keep-together="true" fo:keep-together="auto">
        <style:background-image/>
      </style:table-row-properties>
    </style:style>
    <style:style style:name="Tabella1.A3"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a2" style:family="table" style:master-page-name="">
      <style:table-properties style:width="16.999cm" style:page-number="0" fo:break-before="auto" fo:break-after="auto" table:align="margins" fo:background-color="transparent" fo:keep-with-next="auto" style:may-break-between-rows="true" style:writing-mode="page">
        <style:background-image/>
      </style:table-properties>
    </style:style>
    <style:style style:name="Tabella2.A" style:family="table-column">
      <style:table-column-properties style:column-width="8.498cm" style:rel-column-width="32767*"/>
    </style:style>
    <style:style style:name="Tabella2.B" style:family="table-column">
      <style:table-column-properties style:column-width="8.5cm" style:rel-column-width="32768*"/>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2.3" style:family="table-row">
      <style:table-row-properties fo:background-color="transparent" style:keep-together="true" fo:keep-together="auto">
        <style:background-image/>
      </style:table-row-properties>
    </style:style>
    <style:style style:name="Tabella2.A3"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a3" style:family="table" style:master-page-name="">
      <style:table-properties style:width="16.999cm" style:page-number="0" fo:break-before="auto" fo:break-after="auto" table:align="margins" fo:background-color="transparent" fo:keep-with-next="auto" style:may-break-between-rows="true" style:writing-mode="page">
        <style:background-image/>
      </style:table-properties>
    </style:style>
    <style:style style:name="Tabella3.A" style:family="table-column">
      <style:table-column-properties style:column-width="8.498cm" style:rel-column-width="32767*"/>
    </style:style>
    <style:style style:name="Tabella3.B" style:family="table-column">
      <style:table-column-properties style:column-width="8.5cm" style:rel-column-width="32768*"/>
    </style:style>
    <style:style style:name="Tabella3.A1" style:family="table-cell">
      <style:table-cell-properties fo:padding="0.097cm" fo:border-left="0.002cm solid #000000" fo:border-right="none" fo:border-top="0.002cm solid #000000" fo:border-bottom="0.002cm solid #000000"/>
    </style:style>
    <style:style style:name="Tabella3.B1" style:family="table-cell">
      <style:table-cell-properties fo:padding="0.097cm" fo:border="0.002cm solid #000000"/>
    </style:style>
    <style:style style:name="Tabella3.A2" style:family="table-cell">
      <style:table-cell-properties fo:padding="0.097cm" fo:border-left="0.002cm solid #000000" fo:border-right="none" fo:border-top="none" fo:border-bottom="0.002cm solid #000000"/>
    </style:style>
    <style:style style:name="Tabella3.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3" style:family="paragraph" style:parent-style-name="Text_20_body">
      <style:text-properties fo:language="es" fo:country="ES"/>
    </style:style>
    <style:style style:name="P4" style:family="paragraph" style:parent-style-name="Text_20_body">
      <style:paragraph-properties fo:text-align="justify" style:justify-single-word="false"/>
      <style:text-properties fo:language="es" fo:country="ES"/>
    </style:style>
    <style:style style:name="P5" style:family="paragraph" style:parent-style-name="Text_20_body">
      <style:paragraph-properties fo:break-before="page"/>
    </style:style>
    <style:style style:name="P6" style:family="paragraph" style:parent-style-name="Standard">
      <style:paragraph-properties fo:text-align="justify" style:justify-single-word="false"/>
    </style:style>
    <style:style style:name="P7" style:family="paragraph" style:parent-style-name="Table_20_Contents">
      <style:paragraph-properties fo:text-align="justify"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justify" style:justify-single-word="false"/>
      <style:text-properties fo:language="zxx" fo:country="none" style:language-asian="zxx" style:country-asian="none" style:language-complex="zxx" style:country-complex="none"/>
    </style:style>
    <style:style style:name="P10" style:family="paragraph" style:parent-style-name="Table_20_Contents">
      <style:paragraph-properties fo:text-align="justify" style:justify-single-word="false"/>
      <style:text-properties fo:language="es" fo:country="ES"/>
    </style:style>
    <style:style style:name="P11" style:family="paragraph" style:parent-style-name="Table_20_Contents">
      <style:paragraph-properties fo:text-align="justify" style:justify-single-word="false"/>
      <style:text-properties fo:language="es" fo:country="ES" fo:font-style="normal" fo:font-weight="normal" style:font-style-asian="normal" style:font-weight-asian="normal" style:font-style-complex="normal" style:font-weight-complex="normal"/>
    </style:style>
    <style:style style:name="P12" style:family="paragraph" style:parent-style-name="Bibliography_20_1">
      <style:paragraph-properties>
        <style:tab-stops/>
      </style:paragraph-properties>
    </style:style>
    <style:style style:name="P13" style:family="paragraph" style:parent-style-name="Text_20_body">
      <style:paragraph-properties fo:text-align="justify" style:justify-single-word="false"/>
    </style:style>
    <style:style style:name="P14" style:family="paragraph" style:parent-style-name="Text_20_body" style:list-style-name="L1">
      <style:paragraph-properties fo:text-align="justify" style:justify-single-word="false"/>
    </style:style>
    <style:style style:name="P15" style:family="paragraph" style:parent-style-name="Text_20_body" style:list-style-name="L2">
      <style:paragraph-properties fo:text-align="justify" style:justify-single-word="false"/>
    </style:style>
    <style:style style:name="P16" style:family="paragraph" style:parent-style-name="Text_20_body" style:list-style-name="L4">
      <style:paragraph-properties fo:text-align="justify" style:justify-single-word="false"/>
    </style:style>
    <style:style style:name="P17" style:family="paragraph" style:parent-style-name="Text_20_body" style:list-style-name="L5">
      <style:paragraph-properties fo:text-align="justify" style:justify-single-word="false"/>
    </style:style>
    <style:style style:name="P18" style:family="paragraph" style:parent-style-name="Text_20_body" style:list-style-name="L3">
      <style:text-properties fo:language="es" fo:country="ES"/>
    </style:style>
    <style:style style:name="P19" style:family="paragraph" style:parent-style-name="Text_20_body">
      <style:paragraph-properties fo:text-align="justify" style:justify-single-word="false"/>
      <style:text-properties fo:language="es" fo:country="ES"/>
    </style:style>
    <style:style style:name="P20" style:family="paragraph" style:parent-style-name="Heading_20_3">
      <style:paragraph-properties fo:break-before="page"/>
    </style:styl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Contents_20_3">
      <style:paragraph-properties>
        <style:tab-stops>
          <style:tab-stop style:position="16cm" style:type="right" style:leader-style="dotted" style:leader-text="."/>
        </style:tab-stops>
      </style:paragraph-properties>
    </style:style>
    <style:style style:name="P23" style:family="paragraph" style:parent-style-name="Contents_20_2">
      <style:paragraph-properties>
        <style:tab-stops>
          <style:tab-stop style:position="16.499cm" style:type="right" style:leader-style="dotted" style:leader-text="."/>
        </style:tab-stops>
      </style:paragraph-properties>
    </style:style>
    <style:style style:name="P24" style:family="paragraph" style:parent-style-name="Contents_20_4">
      <style:paragraph-properties>
        <style:tab-stops>
          <style:tab-stop style:position="15.501cm" style:type="right" style:leader-style="dotted" style:leader-text="."/>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language="es" fo:country="ES"/>
    </style:style>
    <style:style style:name="T5" style:family="text">
      <style:text-properties fo:font-weight="bold" style:font-weight-asian="bold" style:font-weight-complex="bold"/>
    </style:style>
    <style:style style:name="T6" style:family="text">
      <style:text-properties fo:language="es" fo:country="ES"/>
    </style:style>
    <style:style style:name="T7" style:family="text">
      <style:text-properties fo:language="es" fo:country="ES" style:language-asian="zxx" style:country-asian="none" style:language-complex="zxx" style:country-complex="none"/>
    </style:style>
    <style:style style:name="T8" style:family="text">
      <style:text-properties fo:language="it" fo:country="I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
      <text:p text:style-name="Heading_20_1">Instance selection for classification purposes using C45 and FARC-HD classifier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
      <text:table-of-content text:style-name="Sect1" text:protected="true" text:name="Indice generale1">
        <text:table-of-content-source text:outline-level="10" text:use-outline-level="false" text:use-index-source-styles="true">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3"/>
            <text:index-source-style text:style-name="Bibliography_20_Heading"/>
          </text:index-source-styles>
          <text:index-source-styles text:outline-level="2">
            <text:index-source-style text:style-name="Heading_20_5"/>
          </text:index-source-styles>
          <text:index-source-styles text:outline-level="3">
            <text:index-source-style text:style-name="Heading_20_7"/>
          </text:index-source-styles>
          <text:index-source-styles text:outline-level="4">
            <text:index-source-style text:style-name="Heading_20_8"/>
          </text:index-source-styles>
        </text:table-of-content-source>
        <text:index-body>
          <text:index-title text:style-name="Sect2" text:name="Indice generale1_Head">
            <text:p text:style-name="Contents_20_Heading">Indice generale</text:p>
          </text:index-title>
          <text:p text:style-name="P21">1. Introduzione<text:tab/>3</text:p>
          <text:p text:style-name="P21">2. Scenario di lavoro<text:tab/>4</text:p>
          <text:p text:style-name="P23">2.1. Ambiente di sviluppo<text:tab/>4</text:p>
          <text:p text:style-name="P22">2.1.1. Breve descrizione del Keel software tool<text:tab/>4</text:p>
          <text:p text:style-name="P24">2.1.1.1. Interfaccia grafica di KEEL<text:tab/>5</text:p>
          <text:p text:style-name="P22">2.1.2. Il linguaggio JAVA<text:tab/>5</text:p>
          <text:p text:style-name="P23">2.2. Gli algoritmi di selezione delle istanze<text:tab/>5</text:p>
          <text:p text:style-name="P22">2.2.1. Procedimento di selezione<text:tab/>6</text:p>
          <text:p text:style-name="P24">2.2.1.1. Incrementale<text:tab/>6</text:p>
          <text:p text:style-name="P24">2.2.1.2. Decrementale<text:tab/>6</text:p>
          <text:p text:style-name="P24">2.2.1.3. Batch<text:tab/>7</text:p>
          <text:p text:style-name="P24">2.2.1.4. Mixed<text:tab/>7</text:p>
          <text:p text:style-name="P24">2.2.1.5. Fixed<text:tab/>8</text:p>
          <text:p text:style-name="P22">2.2.2. Tipologie di istanze selezionate<text:tab/>8</text:p>
          <text:p text:style-name="P24">2.2.2.1. Condensation<text:tab/>8</text:p>
          <text:p text:style-name="P24">2.2.2.2. Edition<text:tab/>8</text:p>
          <text:p text:style-name="P24">2.2.2.3. Hybrid<text:tab/>8</text:p>
          <text:p text:style-name="P21">Bibliografia<text:tab/>9</text:p>
        </text:index-body>
      </text:table-of-content>
      <text:p text:style-name="Text_20_body"/>
      <text:h text:style-name="Heading_20_3" text:outline-level="1" text:is-list-header="true"/>
      <text:h text:style-name="P20" text:outline-level="1" text:restart-numbering="true" text:start-value="-1">Introduzione</text:h>
      <text:p text:style-name="P1">Uno dei campi di studio piu importanti all'interno del "data mining" riguarda lo sforzo per ottenere modelli di decisione con una elevata precisione ed una forte interpretabilità da parte di esperti umani.</text:p>
      <text:p text:style-name="P1">Spesso modelli di decisione altamente precisi, vengono ottenuti attraverso strutture di decisione complesse e poco interpretabili da operatori umani<text:bibliography-mark text:identifier="Trade-off I-P" text:bibliography-type="article" text:author="José Ramon Cano, Francisco Herrera, Manuel Lozano" text:publisher="ScienceDirect" text:title="Evolutionary stratified training set selection for extracting classification rules with trade off precision-interpretability">[1]</text:bibliography-mark>.</text:p>
      <text:p text:style-name="P1">Gli algoritmi di riduzione dei dati rappresentano un valido approccio già più volte utilizzato in letteratura per ottenere un trade-off soddisfacente dal punto di vista del rapporto "interpetability/precision".</text:p>
      <text:p text:style-name="P1">In questo documento viene effettuato uno studio sugli algoritmi di selezione delle instanze con scopo di classificazione. Nello studio vengono prese in considerazione oltre 40 tipologie di algoritmi per la selezione delle instanze ed i risultati vengono valutati facendo uso di due classificatori appartanenti a famiglie diverse di algoritmi di classificazione.</text:p>
      <text:p text:style-name="P1">Il C4.5 è senza dubbio uno dei più importanti algoritmi di classificazione esistenti, si tratta di un algoritmo ampiamente testato in letteratura e che si basa sulla creazione di un albero di decisione, che viene poi opportunamente ridotto tramite algoritmi di "pruning" applicati all'albero di decisione.</text:p>
      <text:p text:style-name="P1">Il FARC-HD è un moderno algoritmo di classificazione<text:bibliography-mark text:identifier="FARC-HD" text:bibliography-type="article" text:author="Jesús Alcalá-Fdez, Rafael Alcalá, F.Herrera" text:publisher="IEEE TRANSACTIONS ON FUZZY SYSTEMS" text:title="A Fuzzy Association Rule-Based Classification Model for High-Dimensional Problems with Genetic Rule Selection and Lateral Tuning" text:year="2011">[2]</text:bibliography-mark> sviluppato dal team dell'università di Granada in collaborazione con altri centri di ricerca. L'algoritmo si basa su un sistema a regole Fuzzy, nel quale il tuning delle regole viene effettuato tramite algoritmi genetici. Allo scopo di ottenere un algoritmo veloce e scalabile su problemi di grandi dimensioni vengono adottati dei meccanismi di riduzione dello spazio di ricerca degli algoritmi genetici che effettuano il tuning delle regole<text:bibliography-mark text:identifier="Tuning" text:bibliography-type="article" text:author="R.Alcalá, M.J. Gacto, F.Herrera" text:publisher="IEEE TRANSACTIONS ON FUZZY SYSTEMS" text:title="A Fast and Scalable Multi-Objective Genetic Fuzzy System for Linguistic Fuzzy Modeling in High-Dimensional Regression Problems" text:year="2011">[3]</text:bibliography-mark>.</text:p>
      <text:p text:style-name="P1">Le simulazioni sono state effettuate facendo uso del software tool KEEL, sviluppato per eseguire simulazioni usando algoritmi per l'intelligenza artificiale .</text:p>
      <text:p text:style-name="P1"/>
      <text:h text:style-name="Heading_20_3" text:outline-level="1" text:is-list-header="true"/>
      <text:h text:style-name="P20" text:outline-level="1">Scenario di lavoro</text:h>
      <text:p text:style-name="P4">In questo capitolo viene analizzato lo scenario di lavoro che ha caratterizzato lo svolgimento di questa tesi. Tale analisi comprende da una parte la descrizione degli strumenti di lavoro utilizzati (ambiente di sviluppo, linguaggio di programmazione, etc..) e dall'altra introduce e giustifica alcune delle scelte progettuali (scelta degli algoritmi di selezione, aspetti chiave del progetto, etc..).</text:p>
      <text:p text:style-name="P3">Nei capitoli successivi viene fatta una descrizione completa del lavoro </text:p>
      <text:p text:style-name="P3"/>
      <text:h text:style-name="Heading_20_5" text:outline-level="2">Ambiente di sviluppo</text:h>
      <text:p text:style-name="P4">Il lavoro di tesi è stato svolto presso i laboratori dell'università di Granada, per questo motivo è stato possibile sfruttare gran parte del know-how presente in loco.</text:p>
      <text:p text:style-name="P4">In particolare l'università di Granada, insieme ad alcuni centri di ricerca di altre università è stata promotrice di un progetto per lo sviluppo di codice Java all'interno di un apposito tool. Si tratta di un progetto ambizioso che ha saputo mettere insieme competenze e conoscenze di più centri di ricerca per la creazione di un tool di sviluppo che prende il nome di KEEL.</text:p>
      <text:p text:style-name="P4">Il tool è in costante aggiornamento e mette a disposizione, con licensa open-source, una enorme quantità di algoritmi per l'intelligenza artificiale, quasi tutto il codice sviluppato dai centri di ricerca che aderiscono al progetto è già disponibile all'interno del tool.</text:p>
      <text:p text:style-name="P4">La scelta di utilizzare il Keel Software tool, ha permesso il riutilizzo di una enorme quantità di codice per altro già testato e verificato parecchie volte tramite esperimenti e simulazioni.</text:p>
      <text:p text:style-name="P4">Programmare in Java inoltre ha offerto gli enormi vantaggi offerti dal linguaggio, ovvero la indipendenza dalla piattaforma, la facilità di programmazione, la strutturazione class-oriented nativa del linguaggio. Un ulteriore importantissimo vantaggio è stato rappresentato dall'<text:span text:style-name="T5">isolamento</text:span> dell'ambiente di esecuazione che viene effettuato dalla presenza della JVM.</text:p>
      <text:p text:style-name="P4">Le simulazioni, infatti, sono state effettuate su un cluster condiviso (di proprietà dell'università di Granada), appare chiaro, pertanto, che l'isolamento quanto più forte possibile dell'ambiente di esecuzione sia in questo un requisito di sicurezza essenziale in questa tipologia di progetto. </text:p>
      <text:p text:style-name="P4">A tal proposito evidenziamo il fatto che la JVM non soltanto ha permesso un isolamento dello spazio di memoria, ma sono stati impostati anche i parametri corretti per forzare l'esecuzione all'interno di uno spazio di memoria limitato in modo che processi diversi non interferiscano tra loro nella richiesta delle risorse di memoria.</text:p>
      <text:h text:style-name="Heading_20_7" text:outline-level="3">Breve descrizione del Keel software tool</text:h>
      <text:p text:style-name="P1">L'ambiente di sviluppo offerto da KEEL è <text:span text:style-name="T4">caratterizzato da una potente interfaccia utente, che permette di sviluppare gli esperimenti con pochissimo sforzo. Analizzaiamo brevemente i punti di forza di tale applicazione:</text:span></text:p>
      <text:list xml:id="list32548383" text:style-name="L4">
        <text:list-item>
          <text:p text:style-name="P16"><text:span text:style-name="T4">Potente interfaccia grafica che permette lo sviluppo degli esperimenti in maniera semplice e veloce.</text:span></text:p>
        </text:list-item>
        <text:list-item>
          <text:p text:style-name="P16"><text:span text:style-name="T4">Facilità nell'integrare nuovo codice sorgente all'interno del tool.</text:span></text:p>
        </text:list-item>
        <text:list-item>
          <text:p text:style-name="P16"><text:span text:style-name="T4">Strumenti di supporto alla sperimentazione come test statistici e strumenti per la visualizzazione dei risultati.</text:span></text:p>
        </text:list-item>
        <text:list-item>
          <text:p text:style-name="P16"><text:span text:style-name="T4">Guide all'utilizzo dell'ambiente di sviluppo.</text:span></text:p>
        </text:list-item>
      </text:list>
      <text:h text:style-name="Heading_20_8" text:outline-level="4"><text:soft-page-break/><text:span text:style-name="T4">Interfaccia grafica di KEEL</text:span></text:h>
      <text:p text:style-name="P1"><text:span text:style-name="T4">L'interfaccia grafica di KEEL risulta essere di facile interpretazione. L'utente, fin dal primo utilizzo dell'applicazione ha ben chiare quali siano le funzionalità offerte dall'applicazione.</text:span></text:p>
      <text:p text:style-name="P1"><text:span text:style-name="T4">Nella schermata di avvio sono presenti cinque differenti scelte possibili:</text:span></text:p>
      <text:list xml:id="list32603552" text:style-name="L5">
        <text:list-item>
          <text:p text:style-name="P17"><text:span text:style-name="T4">Tool di gestione dei dati</text:span></text:p>
        </text:list-item>
        <text:list-item>
          <text:p text:style-name="P17"><text:span text:style-name="T4">Tool per i moduli aggiuntivi ed</text:span><text:span text:style-name="T7"> i test statistici. </text:span></text:p>
        </text:list-item>
        <text:list-item>
          <text:p text:style-name="P17"><text:span text:style-name="T4">Tool per le sperimentazioni</text:span></text:p>
        </text:list-item>
        <text:list-item>
          <text:p text:style-name="P17"><text:span text:style-name="T4">Tool per l'apprendimento</text:span></text:p>
        </text:list-item>
        <text:list-item>
          <text:p text:style-name="P17"><text:span text:style-name="T4">Guida all'uso del programma</text:span></text:p>
          <text:p text:style-name="P17"><text:span text:style-name="T4"/></text:p>
        </text:list-item>
      </text:list>
      <text:p text:style-name="P1"><draw:frame draw:style-name="fr1" draw:name="immagini1" text:anchor-type="paragraph" svg:width="10.963cm" svg:height="8.49cm" draw:z-index="0"><draw:image xlink:href="Pictures/2000000700004349000032DBA772D997.svm" xlink:type="simple" xlink:show="embed" xlink:actuate="onLoad"/></draw:frame><text:span text:style-name="T4"/></text:p>
      <text:p text:style-name="P1"><text:span text:style-name="T4">Tutti i cinque moduli si sono rivelati utili per lo sviluppo del lavoro di tesi.</text:span></text:p>
      <text:h text:style-name="Heading_20_7" text:outline-level="3"><text:span text:style-name="T4">Il linguaggio JAVA</text:span></text:h>
      <text:p text:style-name="P1"><text:span text:style-name="T4">Per completezza vengono riportati gli aspetti chiave del linguaggio JAVA </text:span><text:span text:style-name="T8">ed </text:span><text:span text:style-name="T4">i vanta</text:span><text:span text:style-name="T8">ggi che derivano dall'utilizzo di tale linguaggio.</text:span></text:p>
      <text:h text:style-name="Heading_20_5" text:outline-level="2">Gli algoritmi di selezione delle istanze</text:h>
      <text:p text:style-name="P1">Le simulazioni sono state effettuate su un set composto da oltre 40 algoritmi per la selezione delle istanze. </text:p>
      <text:p text:style-name="P1">Nella scelta di tali algoritmi si è prestata particolare attenzione alla rappresentatività delle diverse classi di algoritmi. Per classificare gli algoritmi a seconda della loro classe di appartenenza si è fatto uso dello studio empirico sulla selezione delle istanze per la classificazione tramite 1-NN <text:bibliography-mark text:identifier="PS" text:bibliography-type="article" text:author="Salvador Garcia, Joaquin Derrac, José Cano, Francisco Herrera" text:title="Prototype selection for Nearest Neighbor Classification: Taxonomy and Empirical Study">[4]</text:bibliography-mark>.</text:p>
      <text:p text:style-name="P1">In particolare gli algoritmi sono stati caratterizzati basandosi su alcune delle loro caratteristiche:</text:p>
      <text:list xml:id="list32470127" text:style-name="L1">
        <text:list-item>
          <text:p text:style-name="P14">Procedimento con il quale vengono selezionate le istanze.</text:p>
        </text:list-item>
        <text:list-item>
          <text:p text:style-name="P14">Tipologia di istanze che vengono selezionate per ogni algoritmo.</text:p>
        </text:list-item>
      </text:list>
      <text:p text:style-name="P1"><text:soft-page-break/></text:p>
      <text:h text:style-name="Heading_20_7" text:outline-level="3">Procedimento di selezione</text:h>
      <text:p text:style-name="P1">Per andare nel dettaglio del procedimento di selezione delle istanze indichiamo con <text:span text:style-name="T1">S</text:span> il subset delle istanze selezionate e con <text:span text:style-name="T1">TR</text:span> l'insieme di tutte le istenze presenti all'interno del training-set.</text:p>
      <text:p text:style-name="P1">Nel procedimento di selezione delle istanze sono possibili diversi approcci ed in particolare si differenziano:</text:p>
      <text:list xml:id="list32480002" text:style-name="L2">
        <text:list-item>
          <text:p text:style-name="P15">Incrementale</text:p>
        </text:list-item>
        <text:list-item>
          <text:p text:style-name="P15">Decrementale</text:p>
        </text:list-item>
        <text:list-item>
          <text:p text:style-name="P15">Batch</text:p>
        </text:list-item>
        <text:list-item>
          <text:p text:style-name="P15">Mixed</text:p>
        </text:list-item>
        <text:list-item>
          <text:p text:style-name="P15">Fixed</text:p>
          <text:p text:style-name="P15"/>
        </text:list-item>
      </text:list>
      <text:h text:style-name="Heading_20_8" text:outline-level="4">Incrementale</text:h>
      <text:p text:style-name="P1">In questo caso l'algoritmo di selezione inizia lavorando con un set di istanze selezionato nullo, ovvero all'istante iniziale t0 l'insieme S è costituito unicamente dall'insieme vuoto: <text:span text:style-name="T1">S</text:span>=0.</text:p>
      <text:p text:style-name="P1">L'algoritmo seguendo un proprio criterio seleziona le istanze del <text:span text:style-name="T1">TR </text:span><text:span text:style-name="T3">e le aggiunge all'insieme </text:span><text:span text:style-name="T1">S </text:span><text:span text:style-name="T3">delle istanze selezionate</text:span>. Come vedremo nel seguito, seppure il criterio di selezione sia differente per ogni algoritmo, è tuttavia possibile caratterizzare la tipologia delle istanze che vengono selezionate da un algoritmo piuttosto che da un altro.</text:p>
      <text:p text:style-name="P1">La seguente tabella mostra alcuni dei principali vantaggi e svantaggi di questa tipologia di algoritmi.</text:p>
      <table:table table:name="Tabella1" table:style-name="Tabella1">
        <table:table-column table:style-name="Tabella1.A"/>
        <table:table-column table:style-name="Tabella1.B"/>
        <table:table-row>
          <table:table-cell table:style-name="Tabella1.A1" office:value-type="string">
            <text:p text:style-name="P8">Vantaggi</text:p>
          </table:table-cell>
          <table:table-cell table:style-name="Tabella1.B1" office:value-type="string">
            <text:p text:style-name="P8">Svantaggi</text:p>
          </table:table-cell>
        </table:table-row>
        <table:table-row>
          <table:table-cell table:style-name="Tabella1.A2" office:value-type="string">
            <text:p text:style-name="P7">Richiedono generalmente una quantità limitata di memoria.</text:p>
            <text:p text:style-name="P7">Ciò dipende dal fatto che nell'insieme <text:span text:style-name="T1">S </text:span><text:span text:style-name="T3"><text:s/>è presente soltanto un numero limitato di istanze ed in particolare all'inizio tale insieme è nullo.</text:span></text:p>
          </table:table-cell>
          <table:table-cell table:style-name="Tabella1.B2" office:value-type="string">
            <text:p text:style-name="P7">Inizialmente la selezione delle istanze avviene avendo a disposizione poche informazioni, per questo motivo potrebbero verificarsi degli errori nella scelta dei criteri di selezione che renderebbero necessari meccanismi di post-correzione (spesso di difficile implementazione).</text:p>
          </table:table-cell>
        </table:table-row>
        <table:table-row table:style-name="Tabella1.3">
          <table:table-cell table:style-name="Tabella1.A3" office:value-type="string">
            <text:p text:style-name="P9">Tempi di esecuzione più brevi, poichè il set di lavoro <text:span text:style-name="T1">S</text:span> è sempre di dimensioni ridotte.</text:p>
          </table:table-cell>
          <table:table-cell table:style-name="Tabella1.B2" office:value-type="string">
            <text:p text:style-name="P7"/>
          </table:table-cell>
        </table:table-row>
        <table:table-row>
          <table:table-cell table:style-name="Tabella1.A2" office:value-type="string">
            <text:p text:style-name="P7">Possibilità di inserire nuovi dati successivamente all'addestramento.</text:p>
            <text:p text:style-name="P7">Se dovessero essere disponibili nuovi dati in seguito all'addestramento, l'algoritmo di selezione potrebbe valutare se tali dati soddisfano o meno i criteri di selezione.</text:p>
          </table:table-cell>
          <table:table-cell table:style-name="Tabella1.B2" office:value-type="string">
            <text:p text:style-name="P7"/>
          </table:table-cell>
        </table:table-row>
      </table:table>
      <text:p text:style-name="P1"/>
      <text:h text:style-name="Heading_20_8" text:outline-level="4">Decrementale</text:h>
      <text:p text:style-name="P1">È l'approccio inverso rispetto all'incrementale. All'istante iniziale t0 il set <text:span text:style-name="T1">S </text:span><text:span text:style-name="T3">risulta essere composto dall'intero tranining-set, ovvero </text:span><text:span text:style-name="T1">S</text:span><text:span text:style-name="T3">=</text:span><text:span text:style-name="T1">TR</text:span><text:span text:style-name="T3">.</text:span></text:p>
      <text:p text:style-name="P2"><text:soft-page-break/>Facendo l'analogia con il caso incrementale risulta facile ottenere vantaggi e svantaggi, almeno teorici, di questa tipologia di algoritmi.</text:p>
      <text:p text:style-name="P1"/>
      <table:table table:name="Tabella2" table:style-name="Tabella2">
        <table:table-column table:style-name="Tabella2.A"/>
        <table:table-column table:style-name="Tabella2.B"/>
        <table:table-row>
          <table:table-cell table:style-name="Tabella2.A1" office:value-type="string">
            <text:p text:style-name="P8">Vantaggi</text:p>
          </table:table-cell>
          <table:table-cell table:style-name="Tabella2.B1" office:value-type="string">
            <text:p text:style-name="P8">Svantaggi</text:p>
          </table:table-cell>
        </table:table-row>
        <table:table-row>
          <table:table-cell table:style-name="Tabella2.A2" office:value-type="string">
            <text:p text:style-name="P7"><text:span text:style-name="T3">Questo tipo di algoritmo inizia la propria esecuzione con </text:span><text:span text:style-name="T1">S</text:span><text:span text:style-name="T3">=</text:span><text:span text:style-name="T1">TR</text:span><text:span text:style-name="T3">, per questo motivo è possibile limitare maggiormente (rispetto all'approccio incrementale) gli errori nella selezione delle istanze).</text:span></text:p>
          </table:table-cell>
          <table:table-cell table:style-name="Tabella2.B2" office:value-type="string">
            <text:p text:style-name="P7">Principale svantaggio è rappresentato dai costi in termini di memoria e di tempi di esecuzione dell'algoritmo.</text:p>
            <text:p text:style-name="P7">A parziale attenuante di queste problematiche si fa presente che l'addestramento viene tipicamente effettuato una sola volta in modalità off-line rispetto all'algoritmo di selezione.</text:p>
          </table:table-cell>
        </table:table-row>
        <table:table-row table:style-name="Tabella2.3">
          <table:table-cell table:style-name="Tabella2.A3" office:value-type="string">
            <text:p text:style-name="P9">Una selezione delle istanze di buona qualità può migliorare significativamente le performance dell'algoritmo di classificazione, in termini non soltanto di precisione ed interpretabilità, ma anche di tempi d'esecuzione.</text:p>
          </table:table-cell>
          <table:table-cell table:style-name="Tabella2.B2" office:value-type="string">
            <text:p text:style-name="P7"/>
          </table:table-cell>
        </table:table-row>
      </table:table>
      <text:p text:style-name="P6"/>
      <text:h text:style-name="Heading_20_8" text:outline-level="4">Batch</text:h>
      <text:p text:style-name="P1">È una tipologia di approccio molto simile all'approccio decrementale con la differenza fondamentale che le istanze non vengono eliminate una alla volta, ma tutte insieme allo stesso istante.</text:p>
      <text:p text:style-name="P1">Questa tipologia di algoritmi analizza l'intero <text:span text:style-name="T1">TR</text:span> cercando il criterio migliore per l'eliminazione delle istanze. Una volta trovato tale criterio, l'algoritmo procede alla eliminazione simlutanea di tutte le istanze che non soddisfano il criterio di selezione.</text:p>
      <text:p text:style-name="P1">Questa famiglia di algoritmi è <text:span text:style-name="T4">contraddistinta</text:span> essenzialmente delle <text:span text:style-name="T4">stesse caratteristiche, in termini di vantaggi e svantaggi, della famiglia decrementale.</text:span></text:p>
      <text:p text:style-name="P4"/>
      <text:h text:style-name="Heading_20_8" text:outline-level="4">Mixed</text:h>
      <text:p text:style-name="P4">I metodi misti nascono con l'intento di mettere insieme i vantaggi degli algoritmi di tipo incrementale e di tipo decrementale.</text:p>
      <text:p text:style-name="P4">L'idea comune a questa famiglia di algoritmi consiste nell'iniziare la propria esecuzione con un set preselezionato di algoritmi e iterativamente procedere alla modifica di tale set sfruttando strategie di tipo incrementale o decrementale.</text:p>
      <text:p text:style-name="P4">La seguente tabella illustra vantaggi e svantaggi principali di questa famiglia.</text:p>
      <table:table table:name="Tabella3" table:style-name="Tabella3">
        <table:table-column table:style-name="Tabella3.A"/>
        <table:table-column table:style-name="Tabella3.B"/>
        <table:table-row>
          <table:table-cell table:style-name="Tabella3.A1" office:value-type="string">
            <text:p text:style-name="P8">Vantaggi</text:p>
          </table:table-cell>
          <table:table-cell table:style-name="Tabella3.B1" office:value-type="string">
            <text:p text:style-name="P8">Svantaggi</text:p>
          </table:table-cell>
        </table:table-row>
        <table:table-row>
          <table:table-cell table:style-name="Tabella3.A2" office:value-type="string">
            <text:p text:style-name="P11">Rispetto alla famiglia incrementale permette una strategia di “aggiustamento” dell'algoritmo, rispetto alle scelte iniziali (che potrebbero essere affette da errori).</text:p>
          </table:table-cell>
          <table:table-cell table:style-name="Tabella3.B2" office:value-type="string">
            <text:p text:style-name="P10">Come gli algoritmi d tipo decrementale risente di problemi legati ai tempi di esecuzione.<text:line-break/>Va' tuttavia specificato che in questo caso le operazioni decrementali risultano parecchio più leggere dal punto di vista computazionale poichè sono effettuate solo sul set ridotto <text:span text:style-name="T1">S</text:span> delle istanze.</text:p>
          </table:table-cell>
        </table:table-row>
      </table:table>
      <text:p text:style-name="Text_20_body"/>
      <text:h text:style-name="Heading_20_8" text:outline-level="4"><text:soft-page-break/>Fixed</text:h>
      <text:p text:style-name="P3">Si tratta di una particolare tipologia di approccio di tipo Mixed. In questo caso il numero di istanze selezionate è predeterminato (o settato da un esperto, oppure determinato dall'algoritmo stesso all'inizio della fase di apprendimento).</text:p>
      <text:p text:style-name="P3">Questo tipo di strategia è poco comune per algoritmi di selezione delle instanze (risulta molto usata, invece, nel caso di algoritmi che si occupano di generazione delle istanze).</text:p>
      <text:p text:style-name="P3"/>
      <text:h text:style-name="Heading_20_7" text:outline-level="3">Tipologie di istanze selezionate</text:h>
      <text:p text:style-name="P3">Come già detto, la classificazione degli algoritmi di selezione delle istanze tiene anche in considerazione la tipologia di istanze che vengono selezionate dagli algoritmi, oltre che la modalità con cui vengono selezionate le istanze.</text:p>
      <text:p text:style-name="P3">Da questo punto di vista gli algoritmi di selezione possono essere divisi nelle famiglie:</text:p>
      <text:list xml:id="list32474251" text:style-name="L3">
        <text:list-item>
          <text:p text:style-name="P18">Condensation</text:p>
        </text:list-item>
        <text:list-item>
          <text:p text:style-name="P18">Edition</text:p>
        </text:list-item>
        <text:list-item>
          <text:p text:style-name="P18">Hybrid</text:p>
        </text:list-item>
      </text:list>
      <text:h text:style-name="Heading_20_8" text:outline-level="4">Condensation</text:h>
      <text:p text:style-name="P3">Gli algoritmi di tipo condensation hanno un criterio di selezione delle istanze che tende a selezionare le istanze che si trovano nei pressi della soglia di decisione.</text:p>
      <text:p text:style-name="P3">Questa strategia permette di ottenere livelli di precisione parecchio elevati con un numero ridotto di istanze. Lo svantaggio principale consiste nella difficoltà alla generalizzazione che potrebbe portare ad errori nella classificazione del test-set.</text:p>
      <text:h text:style-name="Heading_20_8" text:outline-level="4">Edition</text:h>
      <text:p text:style-name="P3">La strategia Edition è opposta rispetto alla strategia Condensation. Gli algoritmi di questa famiglia tendono a rimuovere i punti che si trovano nei pressi della soglia di decisione.</text:p>
      <text:p text:style-name="P3">L'idea alla base di questa tipologia di algoritmi consiste nel tentativo di massimizzare la capacità di generalizzazione degli algoritmi, cercando di rimuovere istanze rumorose (noise) o che appartengono a classi diverse rispetto ai propri vicini (ovvero istanze per le quali risulta difficile <text:s/>ottenere un modello di classificazione con un buon grado di generalizzazione).</text:p>
      <text:p text:style-name="P3">In questo caso la percentale di riduzione del numero di istanze è mediamente più bassa.</text:p>
      <text:h text:style-name="Heading_20_8" text:outline-level="4">Hybrid</text:h>
      <text:p text:style-name="P3">Buona parte dei metodi di selezione delle istanze appartengono in realtà ad una famiglia ibrida che cerca di ottenere un compromesso quanto più possibile ottimale tra il <text:span text:style-name="T2">condensation</text:span> e l' <text:span text:style-name="T2">edition.</text:span></text:p>
      <text:p text:style-name="P3"/>
      <text:p text:style-name="Text_20_body">Gli algoritmi analizzati risul</text:p>
      <text:p text:style-name="Text_20_body">One of the main topic in classification's problems is strongly connected to generate highly precise and interpretable models. The data reduction is a preprocess approch that could help </text:p>
      <text:p text:style-name="Text_20_body"/>
      <text:p text:style-name="Text_20_body"/>
      <text:p text:style-name="P5"/>
      <text:bibliography text:style-name="Sect2" text:protected="true" text:name="Bibliografia1">
        <text:bibliography-source>
          <text:index-title-template text:style-name="Bibliography_20_Heading">Bibliografi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fia1_Head">
            <text:p text:style-name="Bibliography_20_Heading">Bibliografia</text:p>
          </text:index-title>
          <text:p text:style-name="P12">[1] José Ramon Cano, Francisco Herrera, Manuel Lozano: Evolutionary stratified training set selection for extracting classification rules with trade off precision-interpretability, </text:p>
          <text:p text:style-name="P12">[2] Jesús Alcalá-Fdez, Rafael Alcalá, F.Herrera: A Fuzzy Association Rule-Based Classification Model for High-Dimensional Problems with Genetic Rule Selection and Lateral Tuning, 2011</text:p>
          <text:p text:style-name="P12">[3] R.Alcalá, M.J. Gacto, F.Herrera: A Fast and Scalable Multi-Objective Genetic Fuzzy System for Linguistic Fuzzy Modeling in High-Dimensional Regression Problems, 2011</text:p>
          <text:p text:style-name="P12">[4] Salvador Garcia, Joaquin Derrac, José Cano, Francisco Herrera: Prototype selection for Nearest Neighbor Classification: Taxonomy and Empirical Study, </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paragraph-properties fo:text-align="center" style:justify-single-word="false"/>
      <style:text-properties fo:font-size="23pt" fo:font-weight="bold" style:font-size-asian="115%" style:font-weight-asian="bold" style:font-size-complex="11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1" style:class="text">
      <style:text-properties fo:font-size="18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2" style:class="text">
      <style:text-properties fo:font-size="16pt"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3" style:class="text">
      <style:text-properties fo:font-size="14pt"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8" style:display-name="Heading 8" style:family="paragraph" style:parent-style-name="Heading" style:next-style-name="Text_20_body" style:default-outline-level="4" style:class="text">
      <style:text-properties fo:font-size="13pt"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Drop_20_Caps" style:display-name="Drop Cap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it" fo:country="IT"/>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0H09M38S</meta:editing-duration>
    <meta:editing-cycles>11</meta:editing-cycles>
    <meta:generator>OpenOffice.org/3.2$Win32 OpenOffice.org_project/320m18$Build-9502</meta:generator>
    <dc:date>2011-10-13T15:43:52.30</dc:date>
    <dc:creator>Bruno Giglio</dc:creator>
    <meta:document-statistic meta:table-count="3" meta:image-count="1" meta:object-count="0" meta:page-count="9" meta:paragraph-count="128" meta:word-count="2081" meta:character-count="14466"/>
    <meta:user-defined meta:name="Info 1"/>
    <meta:user-defined meta:name="Info 2"/>
    <meta:user-defined meta:name="Info 3"/>
    <meta:user-defined meta:name="Info 4"/>
  </office:meta>
</office:document-meta>
</file>